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2F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3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3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3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A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3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4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4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4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4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4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4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4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5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5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5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A5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276" calcext:value-type="float">
            <text:p>276</text:p>
          </table:table-cell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3F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3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A3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A3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A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A3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A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A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4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A4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A4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A4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4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4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A4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A4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5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A5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A5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376" calcext:value-type="float">
            <text:p>376</text:p>
          </table:table-cell>
        </table:table-row>
      </table:table>
      <table:table table:name="4F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37.75" calcext:value-type="float">
            <text:p>3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27.25" calcext:value-type="float">
            <text:p>2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27.25" calcext:value-type="float">
            <text:p>2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27.25" calcext:value-type="float">
            <text:p>2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9.25" calcext:value-type="float">
            <text:p>19.2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19.25" calcext:value-type="float">
            <text:p>19.2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19.25" calcext:value-type="float">
            <text:p>19.2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9.25" calcext:value-type="float">
            <text:p>19.2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0.65" calcext:value-type="float">
            <text:p>20.6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20.65" calcext:value-type="float">
            <text:p>20.6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20.65" calcext:value-type="float">
            <text:p>20.6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0.65" calcext:value-type="float">
            <text:p>20.65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449" calcext:value-type="float">
            <text:p>449</text:p>
          </table:table-cell>
          <table:table-cell table:number-columns-repeated="3"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451" calcext:value-type="float">
            <text:p>451</text:p>
          </table:table-cell>
          <table:table-cell table:number-columns-repeated="3"/>
          <table:table-cell table:number-columns-repeated="2"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5:00:10.561293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24:12.323927675</meta:creation-date>
    <dc:date>2018-09-03T15:30:18.825914840</dc:date>
    <meta:editing-duration>PT37M9S</meta:editing-duration>
    <meta:editing-cycles>5</meta:editing-cycles>
    <meta:generator>LibreOffice/5.1.6.2$Linux_X86_64 LibreOffice_project/10m0$Build-2</meta:generator>
    <meta:document-statistic meta:table-count="3" meta:cell-count="541" meta:object-count="0"/>
  </office:meta>
</office:document-meta>
</file>